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line-through-style="solid" style:text-line-through-width="auto" style:text-line-through-color="font-color" style:text-line-through-mode="continuous" style:text-line-through-type="single"/>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paragraph-properties fo:text-indent="0.4923in"/>
    </style:style>
  </office:automatic-styles>
  <office:body>
    <office:text text:use-soft-page-breaks="true">
      <text:p text:style-name="P1">Design Review 1: 11/14/15</text:p>
      <text:p text:style-name="Standard"/>
      <text:p text:style-name="Standard"/>
      <text:p text:style-name="Standard"/>
      <text:p text:style-name="Standard">10/2/15 5:30 PM<text:s/>– First Software team meeting:</text:p>
      <text:p text:style-name="Standard"/>
      <text:p text:style-name="Standard"><text:tab/>Attendance: All 5 members</text:p>
      <text:p text:style-name="Standard"><text:tab/></text:p>
      <text:p text:style-name="Standard"><text:tab/>Today was used to make sure every team member was set up to work in the future.</text:p>
      <text:p text:style-name="Standard">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Standard"/>
      <text:p text:style-name="Standard"/>
      <text:p text:style-name="Standard">10/9/15 – No Meeting – Texas Weekend :/</text:p>
      <text:p text:style-name="Standard"/>
      <text:p text:style-name="Standard"/>
      <text:p text:style-name="Standard"/>
      <text:p text:style-name="Standard">10/21/15<text:s/>-</text:p>
      <text:p text:style-name="Standard"/>
      <text:p text:style-name="Standard"><text:tab/>Attendance: Robert Nelson, Kelly, Nate</text:p>
      <text:p text:style-name="Standard">ToDo:</text:p>
      <text:p text:style-name="Standard"><text:tab/>Start planning paths</text:p>
      <text:p text:style-name="Standard"><text:tab/><text:span text:style-name="T2">Putting code on Arduino</text:span></text:p>
      <text:p text:style-name="Standard"><text:tab/>UML diagram</text:p>
      <text:p text:style-name="Standard"><text:tab/>Cog Design implications</text:p>
      <text:p text:style-name="Standard"><text:tab/>Create parts list – what sensors do we want?</text:p>
      <text:p text:style-name="Standard"><text:tab/><text:span text:style-name="T3">Chassis/base ideas – Quadcopter</text:span></text:p>
      <text:p text:style-name="Standard"><text:tab/>Number of linefollowers needed/allignment</text:p>
      <text:p text:style-name="Standard"/>
      <text:p text:style-name="Standard"/>
      <text:p text:style-name="Standard">Parts List:</text:p>
      <text:p text:style-name="Standard"><text:tab/>Arduino(Mega?), have an additional Arduino Mini?</text:p>
      <text:p text:style-name="Standard"><text:tab/>Sensors – how many? What type?(IR emittor + detector?)</text:p>
      <text:p text:style-name="Standard"><text:tab/><text:tab/>-at least 4 in a line, maybe 8 or more if base needs to rotate</text:p>
      <text:p text:style-name="Standard"><text:tab/><text:tab/>-encoders or range finders and color sensors</text:p>
      <text:p text:style-name="Standard"><text:tab/><text:tab/><text:tab/>-arm vs wheels</text:p>
      <text:p text:style-name="Standard"/>
      <text:p text:style-name="Standard">Path<text:s/>: One loop on outside, then get the remaining box in the middle while in start/stop area</text:p>
      <text:p text:style-name="Standard"><text:tab/>-encoders are not very necessary for line following, but would help at the end where there is no<text:s/><text:tab/><text:tab/><text:tab/>line</text:p>
      <text:p text:style-name="Standard"/>
      <text:p text:style-name="Standard">UML: deferred until more knowledge of what is necessary</text:p>
      <text:p text:style-name="Standard"/>
      <text:p text:style-name="Standard">Cog Design implications:</text:p>
      <text:p text:style-name="Standard"><text:tab/>-Only need a motor to turn</text:p>
      <text:p text:style-name="Standard"><text:tab/><text:tab/>-Can be done by time, but encoders would be more helpful</text:p>
      <text:p text:style-name="Standard"><text:tab/><text:tab/>-For encoders, set start angle as reference and rotate from there</text:p>
      <text:p text:style-name="Standard">Sensor configuration:</text:p>
      <text:p text:style-name="Standard"><text:tab/>at least 4 in a line, if the base needs to turn to drop<text:s/>rings then more will be necessary to keep on<text:s/><text:tab/><text:tab/>line while base turns.</text:p>
      <text:p text:style-name="Standard"><text:tab/><text:tab/>-other configurations:</text:p>
      <text:p text:style-name="Standard"><text:tab/><text:tab/><text:tab/>in a plus sign(8)</text:p>
      <text:p text:style-name="Standard"><text:tab/><text:tab/><text:tab/>in a plus sign(12) – no corners</text:p>
      <text:p text:style-name="Standard"><text:tab/><text:tab/><text:tab/>in an H arrangement</text:p>
      <text:p text:style-name="Standard"><text:tab/><text:tab/><text:tab/>polar/rings for better rotation?</text:p>
      <text:p text:style-name="Standard"/>
      <text:p text:style-name="Standard">10/28/15</text:p>
      <text:p text:style-name="Standard"><text:tab/>Tested IR sensor at general<text:s/>meeting</text:p>
      <text:p text:style-name="Standard"/>
      <text:p text:style-name="Standard"/>
      <text:p text:style-name="Standard">10/30/15</text:p>
      <text:p text:style-name="Standard"><text:tab/>Todo: program setup/UML</text:p>
      <text:p text:style-name="Standard"><text:tab/><text:tab/>Line following robot for PDR?</text:p>
      <text:p text:style-name="Standard"/>
      <text:p text:style-name="Standard"><text:tab/>Attendance: Robert Nelson, Robert Beem, Kelly Klein, Tyler Darr</text:p>
      <text:p text:style-name="Standard"/>
      <text:p text:style-name="Standard"><text:tab/>We created the preliminary UML for the robot, and discussed the sensor arrangement more.</text:p>
      <text:p text:style-name="Standard"/>
      <text:p text:style-name="Standard">11/6/15</text:p>
      <text:p text:style-name="Standard"><text:tab/>Attendance:<text:s/>Robert Nelson, Kelly Klein, Nathan</text:p>
      <text:p text:style-name="Standard"/>
      <text:p text:style-name="Standard"><text:tab/><text:tab/>Started the implementation of the UML, updated the UML with necessary corrections</text:p>
      <text:p text:style-name="Standard"/>
      <text:p text:style-name="Standard">11/13/15</text:p>
      <text:p text:style-name="Standard"><text:tab/>Todo: plan out when each part needs to be done by. (Including testing, input from other teams, etc.)</text:p>
      <text:p text:style-name="Standard"/>
      <text:p text:style-name="Standard"><text:tab/>Attendance: Robert Nelson, Kelly, Nathan, Tyler</text:p>
      <text:p text:style-name="Standard"/>
      <text:p text:style-name="Standard"><text:tab/>Learned stuff about commits and branches, code framework is now done, planned out rest of semester:</text:p>
      <text:p text:style-name="Standard"/>
      <text:p text:style-name="Standard"><text:tab/>Week of:<text:tab/><text:tab/>Todo:</text:p>
      <text:p text:style-name="Standard"><text:tab/>11/15<text:tab/><text:tab/><text:tab/>Wheel, pathing logic</text:p>
      <text:p text:style-name="Standard"><text:tab/>11/22<text:tab/><text:tab/><text:tab/>Cog, Drivetrain</text:p>
      <text:p text:style-name="Standard"><text:tab/>11/29<text:tab/><text:tab/><text:tab/>Rest of Main, Remaining stuff</text:p>
      <text:p text:style-name="Standard"><text:tab/>12/6<text:tab/><text:tab/><text:tab/>?</text:p>
      <text:p text:style-name="Standard"><text:tab/>12/13<text:tab/><text:tab/><text:tab/>Finals</text:p>
      <text:p text:style-name="Standard"><text:tab/>1/19<text:tab/><text:tab/><text:tab/>Start Testing</text:p>
      <text:p text:style-name="Standard"/>
      <text:p text:style-name="Standard"/>
      <text:p text:style-name="Standard">11/20/15</text:p>
      <text:p text:style-name="Standard"/>
      <text:p text:style-name="Standard">Attendance: Everyone</text:p>
      <text:p text:style-name="Standard"/>
      <text:p text:style-name="Standard"/>
      <text:p text:style-name="Standard">Pathing:</text:p>
      <text:p text:style-name="Standard"/>
      <text:p text:style-name="Standard"><text:tab/>Robot 1:</text:p>
      <text:p text:style-name="Standard">1. Go West 2 ft until corner, drop 2 rings, front right and back left, then turn left</text:p>
      <text:p text:style-name="Standard">2. Go south for 40 in, go straight (south) at 3-way intersection, go south 40<text:s/>in until corner, drop 2 rings, front right and back left, then turn left</text:p>
      <text:p text:style-name="Standard">3. Go East 32 in until corner, drop 1 ring, front right, turn left</text:p>
      <text:p text:style-name="Standard">4. Go North 12? in until corner, turn left, move west 12? in, turn right, go north 2 ft, go straight at intersection, go north 2 ft, turn right</text:p>
      <text:p text:style-name="Standard">5. Go east 16 in, drop ring, straight right (no line to fine tune here), turn north, go straight until north wall</text:p>
      <text:p text:style-name="Standard"/>
      <text:p text:style-name="Standard">Start in starting area, north of other robot, face west</text:p>
      <text:p text:style-name="Standard">Go straight until line (~ 16 in)</text:p>
      <text:p text:style-name="Standard">turn south</text:p>
      <text:p text:style-name="Standard">go straight until line (~ 4 in)</text:p>
      <text:p text:style-name="Standard">turn west</text:p>
      <text:p text:style-name="Standard">Go straight 2 ft</text:p>
      <text:p text:style-name="Standard">stop</text:p>
      <text:p text:style-name="Standard">drop 2 rings (right arm angled 45° from forward, left arm angled -135° from forward)</text:p>
      <text:p text:style-name="Standard">turn south</text:p>
      <text:p text:style-name="Standard">move south for 40<text:s/>in</text:p>
      <text:p text:style-name="Standard">go straight at intersection</text:p>
      <text:p text:style-name="Standard">move south for 40 in</text:p>
      <text:p text:style-name="Standard">stop at corner</text:p>
      <text:p text:style-name="Standard">drop 2 rings (right arm angled 45° from forward, left arm angled -135° from forward)</text:p>
      <text:p text:style-name="Standard">turn east</text:p>
      <text:p text:style-name="Standard">go east 32 in</text:p>
      <text:p text:style-name="Standard">stop</text:p>
      <text:p text:style-name="Standard">drop 1 ring ( right arm angled 45° from forward)</text:p>
      <text:p text:style-name="Standard">turn north</text:p>
      <text:p text:style-name="Standard">go north 12?<text:s/>in</text:p>
      <text:p text:style-name="Standard">stop</text:p>
      <text:p text:style-name="Standard">turn west</text:p>
      <text:p text:style-name="Standard">go we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right</text:p>
      <text:p text:style-name="Standard">go forward</text:p>
      <text:p text:style-name="Standard">stop drop 1 ring (right arm angled 90° from front)</text:p>
      <text:p text:style-name="Standard">turn north</text:p>
      <text:p text:style-name="Standard">go north 1 ft</text:p>
      <text:p text:style-name="Standard">stop</text:p>
      <text:p text:style-name="Standard"/>
      <text:p text:style-name="Standard"><text:tab/>Robot 2:</text:p>
      <text:p text:style-name="Standard">1. Go East<text:s/>2 ft until corner, drop 2 rings, front left and back right, then turn right</text:p>
      <text:p text:style-name="Standard">2. Go south for 40 in, go straight (south) at 3-way intersection, go south 40 in until corner, drop 2 rings, front left and back right, then turn right</text:p>
      <text:p text:style-name="Standard">3. Go West 32 in until corner, drop 1 ring, front left, turn right</text:p>
      <text:p text:style-name="Standard">4. Go North 12? in until corner, drop ring, front left, turn right</text:p>
      <text:p text:style-name="Standard">5. Move east 12? in, turn left, go north 2 ft, go straight at intersection, go north 2 ft, turn left</text:p>
      <text:p text:style-name="Standard">6. Go West 16 in, turn right (no line to fine tune here), turn north, go straight until north wall</text:p>
      <text:p text:style-name="Standard"/>
      <text:p text:style-name="Standard">Start at starting area, south of other robot, face east</text:p>
      <text:p text:style-name="Standard">Go east until line (~16 in)</text:p>
      <text:p text:style-name="Standard">Turn north</text:p>
      <text:p text:style-name="Standard">go until line (~4 in)</text:p>
      <text:p text:style-name="Standard">turn east</text:p>
      <text:p text:style-name="Standard">Go straight 2 ft</text:p>
      <text:p text:style-name="Standard">stop</text:p>
      <text:p text:style-name="Standard">drop 2 rings (right arm angled 135° from forward, left<text:s/>arm angled -4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135° from forward, left arm angled -45° from forward)</text:p>
      <text:p text:style-name="Standard">turn west</text:p>
      <text:p text:style-name="Standard">go west 32 in</text:p>
      <text:p text:style-name="Standard">stop</text:p>
      <text:p text:style-name="Standard">drop 1 ring (<text:s/>left arm angled -45° from forward)</text:p>
      <text:p text:style-name="Standard">turn north</text:p>
      <text:p text:style-name="Standard">go north 12? in</text:p>
      <text:p text:style-name="Standard">stop</text:p>
      <text:p text:style-name="Standard">drop 1 ring (left arm angled -45° from forward)</text:p>
      <text:p text:style-name="Standard">turn east</text:p>
      <text:p text:style-name="Standard">go east<text:s/>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west</text:p>
      <text:p text:style-name="Standard">go west 16 in</text:p>
      <text:p text:style-name="Standard">turn north</text:p>
      <text:p text:style-name="Standard">go north 1 ft</text:p>
      <text:p text:style-name="Standard">stop</text:p>
      <text:p text:style-name="Standard"/>
      <text:p text:style-name="Standard"/>
      <text:p text:style-name="Standard">12/4/15</text:p>
      <text:p text:style-name="Standard"/>
      <text:p text:style-name="Standard"><text:tab/>Todo: Mirrored software for second robot?</text:p>
      <text:p text:style-name="Standard"><text:tab/><text:tab/>Adapting to new design?</text:p>
      <text:p text:style-name="Standard"><text:tab/><text:tab/>Finish junk</text:p>
      <text:p text:style-name="Standard"><text:tab/><text:tab/>Change title to<text:s/>Vending Machine</text:p>
      <text:p text:style-name="Standard"><text:tab/><text:tab/>Music</text:p>
      <text:p text:style-name="Standard"/>
      <text:p text:style-name="Standard">1/22/16</text:p>
      <text:p text:style-name="Standard"><text:tab/>Adapted to changes in physical design.</text:p>
      <text:p text:style-name="Standard"><text:tab/>Fixed github problems.</text:p>
      <text:p text:style-name="Standard"><text:tab/>Found new meeting time.</text:p>
      <text:p text:style-name="Standard">Attendance: Everyone</text:p>
      <text:p text:style-name="Standard"/>
      <text:p text:style-name="Standard">1/25/16</text:p>
      <text:p text:style-name="Standard"/>
      <text:p text:style-name="Standard">Attendance: Me, Robert Beem, Kelly Klein</text:p>
      <text:p text:style-name="Standard">Program Compiles!</text:p>
      <text:p text:style-name="Standard">For next week: structure for movements,<text:s/>retype pathing</text:p>
      <text:p text:style-name="Standard">Check code for errors.</text:p>
      <text:p text:style-name="Standard"/>
      <text:p text:style-name="Standard">Week of:</text:p>
      <text:p text:style-name="Standard"><text:tab/>2/1: <text:s text:c="2"/>Having pathing/ control logic</text:p>
      <text:p text:style-name="Standard"><text:tab/>2/8: <text:s text:c="2"/>Adjust to sensor values, troubleshoot</text:p>
      <text:p text:style-name="Standard"><text:tab/>2/15: Troubleshooting</text:p>
      <text:p text:style-name="Standard"><text:tab/>2/22: Troubleshooting</text:p>
      <text:p text:style-name="Standard"><text:tab/>2/29: Troubleshooting</text:p>
      <text:p text:style-name="Standard"><text:tab/>3/7: <text:s text:c="2"/>Troubleshooting</text:p>
      <text:p text:style-name="Standard"><text:tab/>3/14: Spring Break</text:p>
      <text:p text:style-name="Standard"><text:tab/>3/21: Troubleshooting</text:p>
      <text:p text:style-name="Standard"><text:tab/>3/28: Troubleshooting</text:p>
      <text:p text:style-name="Standard"><text:tab/>4/3: <text:s text:c="3"/>Done?</text:p>
      <text:p text:style-name="Standard"/>
      <text:p text:style-name="Standard">1/28/16</text:p>
      <text:p text:style-name="Standard"><text:tab/>Retyped pathing logic</text:p>
      <text:p text:style-name="Standard"><text:tab/>Broke into individual steps</text:p>
      <text:p text:style-name="Standard"><text:tab/>Worked on the control system</text:p>
      <text:p text:style-name="Standard"><text:tab/>Updated Gantt chart</text:p>
      <text:p text:style-name="Standard"/>
      <text:p text:style-name="Standard"><text:tab/>Attendance: Robert N, Kelly</text:p>
      <text:p text:style-name="Standard"/>
      <text:p text:style-name="Standard">2/1/16</text:p>
      <text:p text:style-name="Standard"><text:tab/>Created Prototype line following robot for presentation.</text:p>
      <text:p text:style-name="Standard"><text:tab/>Prepared for CDR meeting.</text:p>
      <text:p text:style-name="Standard"/>
      <text:p text:style-name="Standard"><text:tab/>Attendance: Robert N, Kelly, Nathan</text:p>
      <text:p text:style-name="Standard"/>
      <text:p text:style-name="Standard">2/4/16</text:p>
      <text:p text:style-name="Standard"><text:tab/>CDR Presentation</text:p>
      <text:p text:style-name="Standard"/>
      <text:p text:style-name="Standard"><text:tab/>Updated Calendar:</text:p>
      <text:p text:style-name="Standard"><text:tab/><text:tab/>Week of:</text:p>
      <text:p text:style-name="Standard"><text:tab/>2/1: <text:s text:c="2"/>Line following prototype</text:p>
      <text:p text:style-name="Standard"><text:tab/><text:s text:c="9"/>Work on pathing/ control logic</text:p>
      <text:p text:style-name="Standard"><text:tab/>2/8: <text:s/>Finish pathing/control logic</text:p>
      <text:p text:style-name="Standard"><text:tab/><text:s text:c="8"/>Add cases to sensor grid class</text:p>
      <text:p text:style-name="Standard"><text:tab/><text:s text:c="8"/>Start Color Sensor Class</text:p>
      <text:p text:style-name="Standard"><text:s/><text:tab/><text:s text:c="8"/>Adjust to sensor values, troubleshoot</text:p>
      <text:p text:style-name="Standard"><text:tab/>2/15: Finish Color Sensor Class</text:p>
      <text:p text:style-name="Standard"><text:tab/>2/22: Troubleshooting/Testing</text:p>
      <text:p text:style-name="Standard"><text:tab/>2/29: Troubleshooting/Testing</text:p>
      <text:p text:style-name="Standard"><text:tab/>3/7: <text:s text:c="2"/>Troubleshooting/Testing</text:p>
      <text:p text:style-name="Standard"><text:tab/>3/14: Spring Break</text:p>
      <text:p text:style-name="Standard"><text:tab/>3/21: Troubleshooting/Testing</text:p>
      <text:p text:style-name="Standard"><text:tab/>3/28: Music Class</text:p>
      <text:p text:style-name="Standard"><text:tab/>4/3: <text:s text:c="3"/>Done?</text:p>
      <text:p text:style-name="Standard"/>
      <text:p text:style-name="Standard"><text:tab/>Code changes to make:</text:p>
      <text:p text:style-name="Standard"><text:tab/><text:tab/>Cog: dropNextRing() doesn't actually move the servo yet – write now it just<text:s/>tells the<text:s/><text:tab/><text:tab/><text:tab/><text:tab/>servo to keep the same position it already has.</text:p>
      <text:p text:style-name="Standard"><text:tab/><text:tab/><text:tab/>nextRing = NEXT_RING is defined taking the value from the config file, but it<text:s/><text:tab/><text:tab/><text:tab/><text:tab/><text:tab/>isn't yet in use</text:p>
      <text:p text:style-name="Standard"/>
      <text:p text:style-name="Standard"><text:tab/><text:tab/>Drivetrain: is there a need to implement the second constructor?</text:p>
      <text:p text:style-name="Standard"/>
      <text:p text:style-name="Standard"><text:tab/><text:tab/>SensorGrid: add 3way<text:s/>intersections, including the 1 where you can't go straight.</text:p>
      <text:p text:style-name="Standard"><text:tab/><text:tab/><text:tab/><text:tab/>Implement Constructor/Deconstructor</text:p>
      <text:p text:style-name="Standard"/>
      <text:p text:style-name="Standard"><text:tab/><text:tab/>ColorSensor: Define the red value</text:p>
      <text:p text:style-name="Standard"/>
      <text:p text:style-name="Standard"><text:tab/>After presentation notes:</text:p>
      <text:p text:style-name="Standard"><text:tab/><text:tab/>Last turn logic can be done by color sensor or time</text:p>
      <text:p text:style-name="Standard"><text:tab/><text:tab/>Hardware: Attachment of color sensor: must remain pointing down, can't rotate with<text:s/><text:tab/><text:tab/><text:tab/><text:tab/>screw</text:p>
      <text:p text:style-name="Standard"/>
      <text:p text:style-name="Standard"/>
      <text:p text:style-name="Standard"/>
      <text:p text:style-name="Standard"/>
      <text:p text:style-name="Standard">2/8/16</text:p>
      <text:p text:style-name="Standard"><text:tab/>SCR general meeting</text:p>
      <text:p text:style-name="Standard"><text:tab/>Rumblings about misrepresentation of the robots status to the CDR committee?</text:p>
      <text:p text:style-name="Standard"><text:tab/><text:tab/>The official position of the software team is one of no misdoing, we are as far along<text:s/>as<text:s/><text:tab/><text:tab/><text:tab/>the Gantt chart says.</text:p>
      <text:p text:style-name="Standard"/>
      <text:p text:style-name="Standard">2/10/16</text:p>
      <text:p text:style-name="Standard"><text:tab/></text:p>
      <text:p text:style-name="Standard"><text:tab/>Pathing/control logic – using state machine</text:p>
      <text:p text:style-name="Standard"><text:tab/>Implementation of Color Sensor Class</text:p>
      <text:p text:style-name="Standard"><text:tab/>Determined that “westward” robot will start “north” of “eastward” robot</text:p>
      <text:p text:style-name="Standard"/>
      <text:p text:style-name="Standard"><text:tab/>Look into compatibilities of I2C Sensor, discuss with electrical team – how many will be used?</text:p>
      <text:p text:style-name="Standard"/>
      <text:p text:style-name="Standard"/>
      <text:p text:style-name="Standard"/>
      <text:p text:style-name="Standard"/>
      <text:p text:style-name="Standard"><text:tab/>Attendance: Robert N, Tyler, Nathan, Kelly</text:p>
      <text:p text:style-name="Standard"/>
      <text:p text:style-name="Standard">2/11/16</text:p>
      <text:p text:style-name="Standard"><text:tab/>Discussed what needs to get done with large group (color sensor placement, how the ir board<text:s/><text:tab/><text:tab/><text:tab/>will be placed in the robot</text:p>
      <text:p text:style-name="Standard"><text:tab/>Tested the Arm servos for rotation<text:s/>and pivoting</text:p>
      <text:p text:style-name="Standard"><text:tab/>Got an H bridge</text:p>
      <text:p text:style-name="Standard"><text:tab/>Worked with IR sensor array</text:p>
      <text:p text:style-name="Standard"/>
      <text:p text:style-name="Standard"><text:tab/>Slack!!!!</text:p>
      <text:p text:style-name="Standard"/>
      <text:p text:style-name="Standard"/>
      <text:p text:style-name="Standard"><text:tab/>PDI?</text:p>
      <text:p text:style-name="Standard"/>
      <text:p text:style-name="Standard"/>
      <text:p text:style-name="Standard"/>
      <text:p text:style-name="Standard"><text:tab/>Attendance: Robert N, Kelly</text:p>
      <text:p text:style-name="Standard"/>
      <text:p text:style-name="Standard"/>
      <text:p text:style-name="Standard"/>
      <text:p text:style-name="Standard">2/15/16</text:p>
      <text:p text:style-name="Standard"/>
      <text:p text:style-name="Standard"><text:tab/></text:p>
      <text:p text:style-name="P4">Attendance: Robert N, Kelly,<text: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dc:creator>
    <meta:creation-date>2015-10-02T18:35:00Z</meta:creation-date>
    <dc:date>2016-02-16T01:15:00Z</dc:date>
    <meta:template xlink:href="Normal" xlink:type="simple"/>
    <meta:editing-cycles>30</meta:editing-cycles>
    <meta:editing-duration>PT700380S</meta:editing-duration>
    <meta:document-statistic meta:page-count="1" meta:paragraph-count="16" meta:word-count="1236" meta:character-count="8271" meta:row-count="58" meta:non-whitespace-character-count="7051"/>
  </office:meta>
</office:document-meta>
</file>